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6C000003F5664AB5B400AA94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25.7cm" svg:height="13.871cm" draw:z-index="0"><draw:image xlink:href="Pictures/100000000000076C000003F5664AB5B400AA94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3:06:06.802746729</meta:creation-date>
    <dc:date>2019-08-29T13:08:02.078171547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